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USCUVILCA RAFAEL ANGELA JINA LINDA MARICRUZ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TARMA</text:span></text:p>
      <text:p text:style-name="P5"/>
      <text:p text:style-name="P5">Recojo: <text:span text:style-name="T3">USCUVILCA RAFAEL ANGELA JINA LINDA MARICRU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0:37:1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